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5259" officeooo:paragraph-rsid="0007525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5fca" officeooo:paragraph-rsid="00085fc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92d3" officeooo:paragraph-rsid="000992d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8e53" officeooo:paragraph-rsid="000a8e5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95b5" officeooo:paragraph-rsid="000b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95b5" officeooo:paragraph-rsid="000d5224" style:font-size-asian="10.5pt" style:font-weight-asian="normal" style:font-size-complex="12pt" style:font-weight-complex="normal"/>
    </style:style>
    <style:style style:name="T1" style:family="text">
      <style:text-properties officeooo:rsid="000d52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GA DOCUMENT</text:p>
      <text:p text:style-name="P1"/>
      <text:p text:style-name="P2">ABILTIES:<text:line-break/></text:p>
      <text:p text:style-name="P2">LT = Aim</text:p>
      <text:p text:style-name="P2"/>
      <text:p text:style-name="P2">RT (No LT) = Mini cannons</text:p>
      <text:p text:style-name="P2"/>
      <text:p text:style-name="P2">RT (With LT) = Large cannons + Minicannons</text:p>
      <text:p text:style-name="P2"/>
      <text:p text:style-name="P5">A = Boomerang Crystal</text:p>
      <text:p text:style-name="P5"/>
      <text:p text:style-name="P5">X = Dash</text:p>
      <text:p text:style-name="P5"/>
      <text:p text:style-name="P5">Y = Special Move</text:p>
      <text:p text:style-name="P5">- Turn Crystal into temporary turret <text:span text:style-name="T1">(Energy based, loses energy on damage)</text:span></text:p>
      <text:p text:style-name="P6">- Turn Crystal into temporary static shield <text:span text:style-name="T1">(Energy based, loses energy on damage)</text:span></text:p>
      <text:p text:style-name="P6">- Attach Crystal to player to give temporary speed boost <text:span text:style-name="T1">(Time based)</text:span></text:p>
      <text:p text:style-name="P6">- <text:span text:style-name="T1">Crystal spins around player acting as a 360 melee attack (Time based)</text:span></text:p>
      <text:p text:style-name="P2"/>
      <text:p text:style-name="P3">DPAD – Switch weapons or elements?</text:p>
      <text:p text:style-name="P3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5T11:18:37.951000000</meta:creation-date>
    <dc:date>2021-05-16T16:29:28.398000000</dc:date>
    <meta:editing-duration>PT25M37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3" meta:word-count="86" meta:character-count="474" meta:non-whitespace-character-count="399"/>
  </office:meta>
</office:document-meta>
</file>